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142ed" style:font-size-asian="12pt" style:font-size-complex="12pt"/>
    </style:style>
    <style:style style:name="T7" style:family="text">
      <style:text-properties fo:font-size="12pt" officeooo:rsid="00122ed7" style:font-size-asian="12pt" style:font-size-complex="12pt"/>
    </style:style>
    <style:style style:name="T8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9" style:family="text">
      <style:text-properties fo:color="#003366" style:font-name="Bitstream Charter" fo:font-size="45pt" fo:font-weight="bold" officeooo:rsid="000f482b" style:font-size-asian="45pt" style:font-weight-asian="bold" style:font-size-complex="45pt" style:font-weight-complex="bold"/>
    </style:style>
    <style:style style:name="T10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11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2" style:family="text">
      <style:text-properties fo:color="#003366" fo:font-size="40pt" style:font-size-asian="40pt" style:font-size-complex="40pt"/>
    </style:style>
    <style:style style:name="T13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3">Firmen</text:span>turnier<text:line-break/><text:span text:style-name="T8">Hallenzauber 20</text:span><text:span text:style-name="T10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1">4</text:span><text:span text:style-name="T12">.</text:span> Platz.<text:line-break/> <text:s text:c="16"/><text:span text:style-name="T4">Weinsberg, den </text:span><text:span text:style-name="T7">25</text:span><text:span text:style-name="T4">. </text:span><text:span text:style-name="T5">Januar</text:span><text:span text:style-name="T4"> 20</text:span><text:span text:style-name="T7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2:25.623521606</dc:date>
    <meta:editing-duration>PT22M41S</meta:editing-duration>
    <meta:editing-cycles>13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